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6pt" fo:letter-spacing="normal" fo:font-style="normal" fo:text-shadow="none" style:text-underline-style="none" fo:font-weight="normal" style:letter-kerning="true" style:font-name-asian="Times New Roman1" style:font-size-asian="16pt" style:font-style-asian="normal" style:font-weight-asian="normal" style:font-name-complex="Times New Roman1" style:font-size-complex="16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L1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6pt" fo:letter-spacing="normal" fo:font-style="normal" fo:text-shadow="none" style:text-underline-style="none" fo:font-weight="normal" style:letter-kerning="true" style:font-name-asian="Times New Roman1" style:font-size-asian="16pt" style:font-style-asian="normal" style:font-weight-asian="normal" style:font-name-complex="Times New Roman1" style:font-size-complex="1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6pt" fo:letter-spacing="normal" fo:font-style="normal" fo:text-shadow="none" style:text-underline-style="none" fo:font-weight="bold" style:letter-kerning="true" style:font-name-asian="Times New Roman1" style:font-size-asian="16pt" style:font-style-asian="normal" style:font-weight-asian="bold" style:font-name-complex="Times New Roman1" style:font-size-complex="16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 style:list-style-name="L1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6pt" fo:letter-spacing="normal" fo:font-style="normal" fo:text-shadow="none" style:text-underline-style="none" fo:font-weight="bold" style:letter-kerning="true" style:font-name-asian="Times New Roman1" style:font-size-asian="16pt" style:font-style-asian="normal" style:font-weight-asian="bold" style:font-name-complex="Times New Roman1" style:font-size-complex="16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8pt" fo:letter-spacing="normal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8pt" fo:letter-spacing="normal" fo:font-style="normal" fo:text-shadow="none" style:text-underline-style="none" fo:font-weight="bold" style:letter-kerning="true" style:font-name-asian="Times New Roman1" style:font-size-asian="18pt" style:font-style-asian="normal" style:font-weight-asian="bold" style:font-name-complex="Times New Roman1" style:font-size-complex="18pt" style:font-style-complex="normal" style:font-weight-complex="bold" style:text-emphasize="none" style:text-overline-style="none" style:text-overline-color="font-color"/>
    </style:style>
    <style:style style:name="P7" style:family="paragraph" style:parent-style-name="Padrão_7e_LT_7e_Titel" style:list-style-name="">
      <style:paragraph-properties fo:margin-top="0cm" fo:margin-bottom="0cm" fo:text-align="center" style:justify-single-word="false" style:text-autospace="none" style:writing-mode="lr-tb"/>
    </style:style>
    <style:style style:name="T1" style:family="text">
      <style:text-properties fo:color="#000000" style:text-outline="false" style:text-line-through-style="none" style:font-name="Times New Roman1" fo:font-size="44pt" fo:letter-spacing="normal" fo:font-style="normal" fo:text-shadow="none" style:text-underline-style="none" fo:font-weight="normal" style:letter-kerning="true" style:font-name-asian="Times New Roman1" style:font-size-asian="44pt" style:font-style-asian="normal" style:font-weight-asian="normal" style:font-name-complex="Times New Roman1" style:font-size-complex="44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xercício – Cap-2</text:span></text:p>
      <text:p text:style-name="Standard"/>
      <text:p text:style-name="P3">1)O que é concorrência e como esse conceito está presente nos sistemas operacionais multiprogramáveis? </text:p>
      <text:p text:style-name="P3"/>
      <text:p text:style-name="P1">R Concorrência é o princípio básico para projeto e implementação dos sistemas operacionais multiprogramáveis onde é possível o processador executar instruções em paralelo com operações de E/S. Isso possibilita a utilização concorrente da UCP por diversos programas sendo implementada de maneira que, quando um programa perde o uso do processador e depois retorna para continuar o processamento, seu estado deve ser idêntico ao do momento em que foi interrompido. O programa deverá continuar sua execução exatamente na instrução seguinte àquela em que havia parado, aparentando ao usuário que nada aconteceu. </text:p>
      <text:p text:style-name="P1"/>
      <text:p text:style-name="P1"/>
      <text:list xml:id="list5537167450440048849" text:style-name="L1">
        <text:list-item>
          <text:p text:style-name="P4">Por que o mecanismo de interrupção é fundamental para a implantação da multiprogramação?</text:p>
          <text:p text:style-name="P2"/>
        </text:list-item>
      </text:list>
      <text:p text:style-name="P1">R Porque é em função desse mecanismo que o sistema operacional sincroniza a execução de todas as suas rotinas e dos programas dos usuários, além de controlar dispositivos </text:p>
      <text:p text:style-name="P1"/>
      <text:p text:style-name="P1"/>
      <text:p text:style-name="P3">3) Explique o mecanismo de funcionamento das interrupções?</text:p>
      <text:p text:style-name="P1"/>
      <text:p text:style-name="P1">Uma interrupção é sempre gerada por algum evento externo ao programa e, neste caso, independe da instrução que está sendo executada. Ao final da execução de cada instrução, a unidade de controle verifica a ocorrência de algum tipo de interrupção. Neste caso, o programa em execução é interrompido e o controle desviado para uma rotina responsável por tratar o evento ocorrido, denominada rotina de tratamento de interrupção. Para que o programa possa posteriormente voltar a ser executado, é necessário que, no momento da interrupção, um conjunto de informações sobre a sua execução seja preservado. Essas informações consistem no conteúdo de registradores, que deverão ser restaurados para a continuação do programa. </text:p>
      <text:p text:style-name="Standard"/>
      <text:p text:style-name="P1">4) O que são eventos síncronos e assíncronos ? Como esses eventos estão <text:soft-page-break/>relacionados ao mecanismo de interrupção e exceção? </text:p>
      <text:p text:style-name="P1"/>
      <text:p text:style-name="P1">R Evento síncronos são resultados direto da execução do programa corrente. Tais eventos são previsíveis e, por definição, só podem ocorrer um único de cada vez. Eventos assíncronos não são relacionados à instrução do programa corrente. Esses eventos, por serem imprevisíveis, podem ocorrer múltiplas vezes, como no caso de diversos dispositivos de E/S informarem ao processador que estão prontos para receber ou transmitir dados. Uma interrupção é um evento assíncrono enquanto uma exceção é um evento síncrono. </text:p>
      <text:p text:style-name="P1"/>
      <text:p text:style-name="P1"/>
      <text:p text:style-name="P3">5) Dê exemplos de eventos associados ao mecanismo de exceção. </text:p>
      <text:p text:style-name="P3"/>
      <text:p text:style-name="P1">R Uma instrução que gere a situação de overflow ou uma divisão por zero.</text:p>
      <text:p text:style-name="P1"/>
      <text:p text:style-name="P1"><text:s/></text:p>
      <text:p text:style-name="P3">6) Qual a vantagem da E/S controlada por interrupção comparada com a técnica de polling?</text:p>
      <text:p text:style-name="P1"/>
      <text:p text:style-name="P1">R Na E/S controlada por interrupção, as operações de E/S podem ser realizadas de uma forma mais eficiente. Em vez de o sistema periodicamente verificar o estado de uma operação pendente como na técnica de polling, o próprio controlador interrompe o processador para avisar do término da operação. Com esse mecanismo, o processador, após a execução de um comando de leitura ou gravação, permanece livre para o processamento de outras tarefas. <text:s/></text:p>
      <text:p text:style-name="P1"/>
      <text:p text:style-name="P1"/>
      <text:p text:style-name="P3">7) O que é DMA e qual a vantagem desta técnica? </text:p>
      <text:p text:style-name="P1"/>
      <text:p text:style-name="P1">R A técnica de DMA permite que um bloco de dados seja transferido entre a memória principal e dispositivos de E/S, sem a intervenção do processador, exceto no início e no final da transferência. Quando o sistema deseja ler ou gravar um bloco de dados, o processador informa ao controlador sua localização, o dispositivo de E/S, a posição inicial da memória de onde os dados serão lidos ou gravados e o tamanho do bloco. Com estas informações, o controlador realiza a transferência entre o periférico e a memória principal, e o processador é somente interrompido <text:soft-page-break/>no final da operação.</text:p>
      <text:p text:style-name="P1"/>
      <text:p text:style-name="P1"/>
      <text:p text:style-name="P6">8) Como a técnica de buffering permite aumentar a concorrência em um sistema computacional? </text:p>
      <text:p text:style-name="P5"/>
      <text:p text:style-name="P5">R Como o buffering permite minimizar o problema da disparidade da velocidade de processamento existente entre o processador e os dispositivos de E/S, esta técnica permite manter, na maior parte do tempo, processador e dispositivos de E/S ocupados. </text:p>
      <text:p text:style-name="P5"/>
      <text:p text:style-name="P5"/>
      <text:p text:style-name="P6">9) Explique o mecanismo de spooling de impressão. </text:p>
      <text:p text:style-name="P5"/>
      <text:p text:style-name="P5">R No momento em que um comando de impressão é executado, as informações que serão impressas são gravadas antes em um arquivo em disco, conhecido como arquivo de spool, liberando imediatamente o programa para outras atividades. Posteriormente, o sistema operacional encarrega-se em direcionar o conteúdo do arquivo de spool para a impressora. </text:p>
      <text:p text:style-name="P5"/>
      <text:p text:style-name="P5"/>
      <text:p text:style-name="P6">10) Por que as questões de proteção torna-se fundamental em ambientes multiprogramáveis ? </text:p>
      <text:p text:style-name="P6"/>
      <text:p text:style-name="P5">R Se considerarmos que diversos usuários estão compartilhando os mesmos recursos como memória, processador e dispositivos de E/S, deve existir uma preocupação em garantir a confiabilidade e a integridade dos programas e dados dos usuários, além do próprio sistema operacional. 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Objeto_20_sem_20_preenchimento_20_e_20_sem_20_linha" style:display-name="Objeto sem preenchimento e sem linha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Lucida Sans" fo:font-size="32pt" fo:letter-spacing="normal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/>
      <style:text-properties fo:font-size="24pt" style:font-size-asian="24pt" style:font-size-complex="24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/>
      <style:text-properties fo:font-size="20pt" style:font-size-asian="20pt" style:font-size-complex="20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Contorno_20_1" style:display-name="Contorno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Lucida Sans" fo:font-size="32pt" fo:letter-spacing="normal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Contorno_20_2" style:display-name="Contorno 2" style:family="paragraph" style:parent-style-name="Contorno_20_1">
      <style:paragraph-properties fo:margin-top="0cm" fo:margin-bottom="0.4cm"/>
      <style:text-properties fo:font-size="24pt" style:font-size-asian="24pt" style:font-size-complex="24pt"/>
    </style:style>
    <style:style style:name="Contorno_20_3" style:display-name="Contorno 3" style:family="paragraph" style:parent-style-name="Contorno_20_2">
      <style:paragraph-properties fo:margin-top="0cm" fo:margin-bottom="0.3cm"/>
      <style:text-properties fo:font-size="20pt" style:font-size-asian="20pt" style:font-size-complex="20pt"/>
    </style:style>
    <style:style style:name="Contorno_20_4" style:display-name="Contorno 4" style:family="paragraph" style:parent-style-name="Contorno_20_3">
      <style:paragraph-properties fo:margin-top="0cm" fo:margin-bottom="0.199cm"/>
    </style:style>
    <style:style style:name="Contorno_20_5" style:display-name="Contorno 5" style:family="paragraph" style:parent-style-name="Contorno_20_4">
      <style:paragraph-properties fo:margin-top="0cm" fo:margin-bottom="0.101cm"/>
    </style:style>
    <style:style style:name="Contorno_20_6" style:display-name="Contorno 6" style:family="paragraph" style:parent-style-name="Contorno_20_5"/>
    <style:style style:name="Contorno_20_7" style:display-name="Contorno 7" style:family="paragraph" style:parent-style-name="Contorno_20_6"/>
    <style:style style:name="Contorno_20_8" style:display-name="Contorno 8" style:family="paragraph" style:parent-style-name="Contorno_20_7"/>
    <style:style style:name="Contorno_20_9" style:display-name="Contorno 9" style:family="paragraph" style:parent-style-name="Contorno_20_8"/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/>
    </style:style>
    <style:style style:name="WW-Título112" style:family="paragraph" style:parent-style-name="Standard">
      <style:paragraph-properties fo:margin-top="0.42cm" fo:margin-bottom="0.21cm"/>
    </style:style>
    <style:style style:name="WW-Título212" style:family="paragraph" style:parent-style-name="Standard">
      <style:paragraph-properties fo:margin-top="0.42cm" fo:margin-bottom="0.21cm"/>
    </style:style>
    <style:style style:name="WW-Título123456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/>
    </style:style>
    <style:style style:name="WW-Título1123" style:family="paragraph" style:parent-style-name="Standard">
      <style:paragraph-properties fo:margin-top="0.42cm" fo:margin-bottom="0.21cm"/>
    </style:style>
    <style:style style:name="WW-Título2123" style:family="paragraph" style:parent-style-name="Standard">
      <style:paragraph-properties fo:margin-top="0.42cm" fo:margin-bottom="0.21cm"/>
    </style:style>
    <style:style style:name="WW-Título12345678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2-06-15T10:25:48.41</meta:creation-date>
    <meta:printed-by>Jorge Nami Harbes</meta:printed-by>
    <meta:print-date>2022-06-15T10:29:39.01</meta:print-date>
    <meta:document-statistic meta:table-count="0" meta:image-count="0" meta:object-count="0" meta:page-count="3" meta:paragraph-count="22" meta:word-count="749" meta:character-count="4797"/>
    <dc:date>2022-06-15T10:30:33.95</dc:date>
    <dc:creator>Jorge Nami Harbes</dc:creator>
    <meta:editing-duration>PT4M46S</meta:editing-duration>
    <meta:editing-cycles>1</meta:editing-cycles>
    <meta:generator>OpenOffice/4.1.9$Win32 OpenOffice.org_project/419m1$Build-9805</meta:generator>
  </office:meta>
</office:document-meta>
</file>